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C000004200A14095D335079C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556cm" svg:height="20.999cm" svg:x="-0.11cm" svg:y="0.001cm">
          <draw:image xlink:href="Pictures/10000201000002DC000004200A14095D335079CB.png" xlink:type="simple" xlink:show="embed" xlink:actuate="onLoad">
            <text:p/>
          </draw:image>
        </draw:frame>
        <draw:frame draw:style-name="gr1" draw:text-style-name="P1" draw:layer="layout" svg:width="14.556cm" svg:height="20.999cm" svg:x="13.892cm" svg:y="0.001cm">
          <draw:image xlink:href="Pictures/10000201000002DC000004200A14095D335079C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8:20:35.656026986</meta:creation-date>
    <dc:date>2019-04-18T09:31:13.335831846</dc:date>
    <meta:editing-duration>PT4M9S</meta:editing-duration>
    <meta:editing-cycles>3</meta:editing-cycles>
    <meta:generator>LibreOffice/5.4.6.2$Linux_X86_64 LibreOffice_project/40m0$Build-2</meta:generator>
    <meta:document-statistic meta:object-count="25"/>
  </office:meta>
</office:document-meta>
</file>